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test_entete_wkt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ield5</text:p>
          </table:table-cell>
          <table:table-cell office:value-type="string">
            <text:p>wkt</text:p>
          </table:table-cell>
        </table:table-row>
        <table:table-row>
          <table:table-cell office:value-type="float" office:value="1"/>
          <table:table-cell office:value-type="string">
            <text:p>First point</text:p>
          </table:table-cell>
          <table:table-cell office:value-type="float" office:value="10"/>
          <table:table-cell office:value-type="string">
            <text:p>Point (0.4670602 48.40643682)</text:p>
          </table:table-cell>
        </table:table-row>
        <table:table-row>
          <table:table-cell office:value-type="float" office:value="2"/>
          <table:table-cell office:value-type="string">
            <text:p>Second point</text:p>
          </table:table-cell>
          <table:table-cell office:value-type="float" office:value="20"/>
          <table:table-cell office:value-type="string">
            <text:p>Point (1.66152941 49.12975254)</text:p>
          </table:table-cell>
        </table:table-row>
        <table:table-row>
          <table:table-cell office:value-type="float" office:value="3"/>
          <table:table-cell office:value-type="string">
            <text:p>Third point</text:p>
          </table:table-cell>
          <table:table-cell office:value-type="float" office:value="30"/>
          <table:table-cell office:value-type="string">
            <text:p>Point (0.75 47.5)</text:p>
          </table:table-cell>
        </table:table-row>
        <table:table-row>
          <table:table-cell office:value-type="float" office:value="4"/>
          <table:table-cell office:value-type="string">
            <text:p>Test éèâ</text:p>
          </table:table-cell>
          <table:table-cell office:value-type="float" office:value="40"/>
          <table:table-cell office:value-type="string">
            <text:p>Point (1.51 51.2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